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fo:padding-left="0cm" fo:padding-right="0cm" fo:padding-top="0.035cm" fo:padding-bottom="0cm" fo:border-left="none" fo:border-right="none" fo:border-top="0.018cm solid #00000a" fo:border-bottom="none"/>
      <style:text-properties fo:font-weight="bold" style:font-weight-asian="bold"/>
    </style:style>
    <style:style style:name="P2" style:family="paragraph" style:parent-style-name="Standard">
      <style:paragraph-properties fo:padding-left="0cm" fo:padding-right="0cm" fo:padding-top="0.035cm" fo:padding-bottom="0cm" fo:border-left="none" fo:border-right="none" fo:border-top="0.018cm solid #00000a" fo:border-bottom="none"/>
    </style:style>
    <style:style style:name="P3" style:family="paragraph" style:parent-style-name="Standard">
      <style:paragraph-properties fo:padding-left="0cm" fo:padding-right="0cm" fo:padding-top="0.035cm" fo:padding-bottom="0cm" fo:border-left="none" fo:border-right="none" fo:border-top="0.018cm solid #00000a" fo:border-bottom="none"/>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vres numériques]</text:p>
      <text:p text:style-name="P3"/>
      <text:p text:style-name="P2">Vous aimez lire mais les livres de poche sont en trop petits caractères ou vous aimeriez faire d’autres choses en même temps, prendre des notes ? </text:p>
      <text:p text:style-name="P2">Internet a permis de développer la lecture au-delà de la lecture classique. </text:p>
      <text:p text:style-name="P2"/>
      <text:p text:style-name="P2">Avec les livres numériques, vous pouvez choisir la taille des caractères, souligner des mots, trouver une définition d’un mot sans sortir le dictionnaire, et gagner une place considérable dans les armoires !!! </text:p>
      <text:p text:style-name="P2"/>
      <text:p text:style-name="P2">Les livres numériques sont disponibles via différents fournisseurs et sur différents supports : </text:p>
      <text:p text:style-name="P2">- Tablettes (Ipad, Samsung, Lenovo, …)</text:p>
      <text:p text:style-name="P2">- Liseuses (Kindle, Kobo, … ) </text:p>
      <text:p text:style-name="P2">- Ordinateurs </text:p>
      <text:p text:style-name="P2">- Smartphones </text:p>
      <text:p text:style-name="P2"/>
      <text:p text:style-name="P2">Vous pouvez les acheter sur des sites de ventes en ligne (Amazon) ou via les applications de livre numérique (Kindle, Audiobooks, … ) mais il existe déjà beaucoup de livres disponibles gratuitement. </text:p>
      <text:p text:style-name="P2"/>
      <text:p text:style-name="P2">Il existe également des livres audios pour profiter d’un bon bouquin en faisant la cuisine, en bricolant ou en marchant, … </text:p>
      <text:p text:style-name="P2"/>
      <text:p text:style-name="P2">Un petit secret pour les impatients, il existe aussi une application (payante) qui a condensé des livres pour que vous aillez l’essentiel en un rien de temps – Koober <text:bookmark text:name="Bookmark"/></text:p>
      <text:p text:style-name="P2"/>
      <text:p text:style-name="P2"><text:a xlink:type="simple" xlink:href="https://www.amazon.fr/kindle-dbs/fd/kcp" text:style-name="Internet_20_link" text:visited-style-name="Visited_20_Internet_20_Link">https://www.amazon.fr/kindle-dbs/fd/kcp</text:a> <text:line-break/></text:p>
      <text:p text:style-name="P2"><text:a xlink:type="simple" xlink:href="https://play.google.com/store/apps/details?id=com.amazon.kindle&amp;hl=fr" text:style-name="Internet_20_link" text:visited-style-name="Visited_20_Internet_20_Link">https://play.google.com/store/apps/details?id=com.amazon.kindle&amp;hl=fr</text:a> <text:line-break/></text:p>
      <text:p text:style-name="P2"><text:a xlink:type="simple" xlink:href="https://www.audiobooks.com/landing/partialPageLanding/LP51?gclid=CjwKCAjw4KD0BRBUEiwA7MFNTSWVJWKyYe3X3fKFOftbIctaYGiwK7xPgqdU6zcw5dfkTOqRk5_oaRoCUnIQAvD_BwE" text:style-name="Internet_20_link" text:visited-style-name="Visited_20_Internet_20_Link">https://www.audiobooks.com/landing/partialPageLanding/LP51?gclid=CjwKCAjw4KD0BRBUEiwA7MFNTSWVJWKyYe3X3fKFOftbIctaYGiwK7xPgqdU6zcw5dfkTOqRk5_oaRoCUnIQAvD_BwE</text:a> </text:p>
      <text:p text:style-name="Standard"/>
      <text:p text:style-name="Standard"><text:a xlink:type="simple" xlink:href="https://discover.koober.com/" text:style-name="Internet_20_link" text:visited-style-name="Visited_20_Internet_20_Link">https://discover.koober.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ine Larmuseau</meta:initial-creator>
    <meta:creation-date>2020-04-04T19:19:07.88</meta:creation-date>
    <meta:document-statistic meta:table-count="0" meta:image-count="0" meta:object-count="0" meta:page-count="1" meta:paragraph-count="16" meta:word-count="187" meta:character-count="1430"/>
    <dc:date>2020-04-04T19:19:20.76</dc:date>
    <dc:creator>Carine Larmuseau</dc:creator>
    <meta:editing-duration>PT13S</meta:editing-duration>
    <meta:editing-cycles>1</meta:editing-cycles>
    <meta:generator>OpenOffice/4.1.7$Win32 OpenOffice.org_project/417m1$Build-9800</meta:generator>
  </office:meta>
</office:document-meta>
</file>